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3"/>
          <table:table-cell office:value-type="string" calcext:value-type="string">
            <text:p>rpca</text:p>
          </table:table-cell>
          <table:table-cell/>
          <table:table-cell office:value-type="string" calcext:value-type="string">
            <text:p>ppca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missing</text:p>
          </table:table-cell>
          <table:table-cell office:value-type="string" calcext:value-type="string">
            <text:p>%missing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0.029538962707" calcext:value-type="float">
            <text:p>0.0295389627</text:p>
          </table:table-cell>
          <table:table-cell office:value-type="float" office:value="3.4471719265" calcext:value-type="float">
            <text:p>3.4471719265</text:p>
          </table:table-cell>
          <table:table-cell office:value-type="float" office:value="0.00732421102897" calcext:value-type="float">
            <text:p>0.007324211</text:p>
          </table:table-cell>
          <table:table-cell office:value-type="float" office:value="0.367763996124" calcext:value-type="float">
            <text:p>0.367763996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318756188619" calcext:value-type="float">
            <text:p>0.0318756189</text:p>
          </table:table-cell>
          <table:table-cell office:value-type="float" office:value="3.53750491142" calcext:value-type="float">
            <text:p>3.5375049114</text:p>
          </table:table-cell>
          <table:table-cell office:value-type="float" office:value="0.00897762540201" calcext:value-type="float">
            <text:p>0.0089776254</text:p>
          </table:table-cell>
          <table:table-cell office:value-type="float" office:value="0.395390033722" calcext:value-type="float">
            <text:p>0.3953900337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0375659815492" calcext:value-type="float">
            <text:p>0.0375659815</text:p>
          </table:table-cell>
          <table:table-cell office:value-type="float" office:value="3.13652586937" calcext:value-type="float">
            <text:p>3.1365258694</text:p>
          </table:table-cell>
          <table:table-cell office:value-type="float" office:value="0.0124357295589" calcext:value-type="float">
            <text:p>0.0124357296</text:p>
          </table:table-cell>
          <table:table-cell office:value-type="float" office:value="0.435044050217" calcext:value-type="float">
            <text:p>0.4350440502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.0476980851723" calcext:value-type="float">
            <text:p>0.0476980852</text:p>
          </table:table-cell>
          <table:table-cell office:value-type="float" office:value="3.36179494858" calcext:value-type="float">
            <text:p>3.3617949486</text:p>
          </table:table-cell>
          <table:table-cell office:value-type="float" office:value="0.0152782269858" calcext:value-type="float">
            <text:p>0.015278227</text:p>
          </table:table-cell>
          <table:table-cell office:value-type="float" office:value="0.494398117065" calcext:value-type="float">
            <text:p>0.494398117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.078508018207" calcext:value-type="float">
            <text:p>0.0785080182</text:p>
          </table:table-cell>
          <table:table-cell office:value-type="float" office:value="4.55754685402" calcext:value-type="float">
            <text:p>4.557546854</text:p>
          </table:table-cell>
          <table:table-cell office:value-type="float" office:value="0.017891915101" calcext:value-type="float">
            <text:p>0.0178919151</text:p>
          </table:table-cell>
          <table:table-cell office:value-type="float" office:value="0.535928964615" calcext:value-type="float">
            <text:p>0.535928964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 table:number-columns-spanned="1" table:number-rows-spanned="2">
            <text:p>corrupted</text:p>
          </table:table-cell>
          <table:table-cell office:value-type="string" calcext:value-type="string">
            <text:p>%corrupted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/>
          <table:table-cell office:value-type="float" office:value="0.0320333074553" calcext:value-type="float">
            <text:p>0.0320333075</text:p>
          </table:table-cell>
          <table:table-cell office:value-type="float" office:value="3.17927193642" calcext:value-type="float">
            <text:p>3.1792719364</text:p>
          </table:table-cell>
          <table:table-cell office:value-type="float" office:value="0.0617970727514" calcext:value-type="float">
            <text:p>0.0617970728</text:p>
          </table:table-cell>
          <table:table-cell office:value-type="float" office:value="1.23941802979" calcext:value-type="float">
            <text:p>1.23941802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0.0352963589016" calcext:value-type="float">
            <text:p>0.0352963589</text:p>
          </table:table-cell>
          <table:table-cell office:value-type="float" office:value="2.80407500267" calcext:value-type="float">
            <text:p>2.8040750027</text:p>
          </table:table-cell>
          <table:table-cell office:value-type="float" office:value="0.077752983156" calcext:value-type="float">
            <text:p>0.0777529832</text:p>
          </table:table-cell>
          <table:table-cell office:value-type="float" office:value="1.2278149128" calcext:value-type="float">
            <text:p>1.2278149128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float" office:value="0.0471282554856" calcext:value-type="float">
            <text:p>0.0471282555</text:p>
          </table:table-cell>
          <table:table-cell office:value-type="float" office:value="2.16727399826" calcext:value-type="float">
            <text:p>2.1672739983</text:p>
          </table:table-cell>
          <table:table-cell office:value-type="float" office:value="0.107192814082" calcext:value-type="float">
            <text:p>0.1071928141</text:p>
          </table:table-cell>
          <table:table-cell office:value-type="float" office:value="1.18474602699" calcext:value-type="float">
            <text:p>1.184746027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/>
          <table:table-cell office:value-type="float" office:value="0.0716803061835" calcext:value-type="float">
            <text:p>0.0716803062</text:p>
          </table:table-cell>
          <table:table-cell office:value-type="float" office:value="2.26115489006" calcext:value-type="float">
            <text:p>2.2611548901</text:p>
          </table:table-cell>
          <table:table-cell office:value-type="float" office:value="0.127316037549" calcext:value-type="float">
            <text:p>0.1273160375</text:p>
          </table:table-cell>
          <table:table-cell office:value-type="float" office:value="1.18687105179" calcext:value-type="float">
            <text:p>1.1868710518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0.105149300195" calcext:value-type="float">
            <text:p>0.1051493002</text:p>
          </table:table-cell>
          <table:table-cell office:value-type="float" office:value="2.32368588448" calcext:value-type="float">
            <text:p>2.3236858845</text:p>
          </table:table-cell>
          <table:table-cell office:value-type="float" office:value="0.149416151808" calcext:value-type="float">
            <text:p>0.1494161518</text:p>
          </table:table-cell>
          <table:table-cell office:value-type="float" office:value="1.19688892365" calcext:value-type="float">
            <text:p>1.19688892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0T20:09:21.064724675</meta:creation-date>
    <dc:date>2017-03-20T21:38:41.478191355</dc:date>
    <meta:editing-duration>PT7M35S</meta:editing-duration>
    <meta:editing-cycles>1</meta:editing-cycles>
    <meta:document-statistic meta:table-count="1" meta:cell-count="60" meta:object-count="0"/>
    <meta:generator>LibreOffice/5.1.6.2$Linux_X86_64 LibreOffice_project/10m0$Build-2</meta:generator>
  </office:meta>
</office:document-meta>
</file>